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stroke="dash" draw:stroke-dash="_32__20_Dots_20_1_20_Dash" svg:stroke-width="0.102cm" draw:marker-start="Arrowheads_20_1" draw:marker-start-width="0.352cm" draw:marker-end="Arrowheads_20_1" draw:marker-end-width="0.352cm" draw:fill="none" draw:textarea-vertical-align="middle" fo:padding-top="0.175cm" fo:padding-bottom="0.175cm" fo:padding-left="0.3cm" fo:padding-right="0.3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objectwithoutfill">
      <style:graphic-properties draw:stroke="dash" draw:stroke-dash="Fine_20_Dotted" svg:stroke-width="0.102cm" draw:marker-start="Arrowheads_20_1" draw:marker-start-width="0.352cm" draw:marker-end="Arrowheads_20_1" draw:marker-end-width="0.352cm" draw:fill="none" draw:textarea-vertical-align="middle" fo:padding-top="0.175cm" fo:padding-bottom="0.175cm" fo:padding-left="0.3cm" fo:padding-right="0.3cm"/>
    </style:style>
    <style:style style:name="gr20" style:family="graphic" style:parent-style-name="objectwithoutfill">
      <style:graphic-properties svg:stroke-width="0.102cm" draw:marker-start="" draw:marker-start-width="0.352cm" draw:marker-end="Arrowheads_20_2" draw:marker-end-width="0.452cm" draw:fill="solid" draw:fill-color="#ffffff" draw:textarea-vertical-align="middle" fo:padding-top="0.175cm" fo:padding-bottom="0.175cm" fo:padding-left="0.3cm" fo:padding-right="0.3cm" draw:shadow="visible"/>
    </style:style>
    <style:style style:name="gr2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graphic-properties draw:fill="solid" draw:fill-color="#ffffff" draw:textarea-horizontal-align="justify" draw:textarea-vertical-align="middle" draw:auto-grow-height="false" fo:min-height="0cm" fo:min-width="0cm" fo:wrap-option="no-wrap"/>
    </style:style>
    <style:style style:name="gr2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graphic-properties draw:stroke="solid" draw:stroke-dash="Ultrafine_20_2_20_Dots_20_3_20_Dashes" svg:stroke-width="0.051cm" svg:stroke-color="#000000" draw:marker-start-width="0.276cm" draw:marker-end-width="0.276cm" draw:fill="solid" draw:fill-color="#ffff00" draw:textarea-vertical-align="middle" draw:auto-grow-height="false" fo:min-height="0.749cm" fo:min-width="0.499cm" fo:padding-top="0.15cm" fo:padding-bottom="0.15cm" fo:padding-left="0.275cm" fo:padding-right="0.275cm"/>
    </style:style>
    <style:style style:name="gr3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graphic-properties svg:stroke-width="0.102cm" svg:stroke-color="#ff3333" draw:marker-start="Arrowheads_20_2" draw:marker-start-width="0.452cm" draw:marker-end="" draw:marker-end-width="0.452cm" draw:textarea-vertical-align="middle" fo:padding-top="0.175cm" fo:padding-bottom="0.175cm" fo:padding-left="0.3cm" fo:padding-right="0.3cm" draw:shadow="visible"/>
    </style:style>
    <style:style style:name="gr43" style:family="graphic" style:parent-style-name="objectwithoutfill">
      <style:graphic-properties svg:stroke-width="0.102cm" svg:stroke-color="#ff3333" draw:marker-start-width="0.352cm" draw:marker-end-width="0.352cm" draw:fill="solid" draw:fill-color="#ffffff" draw:textarea-vertical-align="middle" fo:padding-top="0.175cm" fo:padding-bottom="0.175cm" fo:padding-left="0.3cm" fo:padding-right="0.3cm" draw:shadow="visible"/>
    </style:style>
    <style:style style:name="gr44" style:family="graphic" style:parent-style-name="standard">
      <style:graphic-properties svg:stroke-width="0.102cm" svg:stroke-color="#000000" draw:marker-start="Arrow" draw:marker-start-width="0.452cm" draw:marker-end="" draw:marker-end-width="0.452cm" draw:textarea-vertical-align="middle" fo:padding-top="0.175cm" fo:padding-bottom="0.175cm" fo:padding-left="0.3cm" fo:padding-right="0.3cm"/>
    </style:style>
    <style:style style:name="gr45" style:family="graphic" style:parent-style-name="objectwithoutfill">
      <style:graphic-properties svg:stroke-width="0.102cm" draw:marker-start="Arrow" draw:marker-start-width="0.352cm" draw:marker-end="" draw:marker-end-width="0.352cm" draw:fill="none" draw:textarea-vertical-align="middle" fo:padding-top="0.175cm" fo:padding-bottom="0.175cm" fo:padding-left="0.3cm" fo:padding-right="0.3cm"/>
    </style:style>
    <style:style style:name="gr46" style:family="graphic" style:parent-style-name="objectwithoutfill">
      <style:graphic-properties svg:stroke-width="0.102cm" draw:marker-start-width="0.352cm" draw:marker-end="Arrowheads_20_2" draw:marker-end-width="0.452cm" draw:fill="solid" draw:fill-color="#ffffff" draw:textarea-vertical-align="middle" fo:padding-top="0.175cm" fo:padding-bottom="0.175cm" fo:padding-left="0.3cm" fo:padding-right="0.3cm" draw:shadow="visible"/>
    </style:style>
    <style:style style:name="gr4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text-align="center"/>
      <style:text-properties fo:text-shadow="none" fo:font-weight="bold" style:font-weight-asian="bold" style:font-weight-complex="bold"/>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weight="bold" style:font-weight-asian="bold" style:font-weight-complex="bold"/>
    </style:style>
    <style:style style:name="T1" style:family="text">
      <style:text-properties fo:font-size="24pt" fo:text-shadow="none" fo:font-weight="bold" style:font-size-asian="24pt" style:font-weight-asian="bold" style:font-size-complex="24pt" style:font-weight-complex="bold"/>
    </style:style>
    <style:style style:name="T2"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2" draw:layer="layout" svg:width="7.62cm" svg:height="3.81cm" svg:x="2.27cm" svg:y="23.86cm">
          <text:p text:style-name="P1"><text:span text:style-name="T1">Production</text:span><text:span text:style-name="T1"><text:line-break/></text:span><text:span text:style-name="T1">System</text:span></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2" draw:id="id2">
          <draw:custom-shape draw:style-name="gr3"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4"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1cm" svg:height="1.27cm" svg:x="6.079cm" svg:y="7.35cm">
            <text:p text:style-name="P1"><text:span text:style-name="T5">REQ</text:span></text:p>
            <draw:enhanced-geometry svg:viewBox="0 0 21600 21600" draw:type="rectangle" draw:enhanced-path="M 0 0 L 21600 0 21600 21600 0 21600 0 0 Z N"/>
          </draw:custom-shape>
        </draw:g>
        <draw:line draw:style-name="gr7" draw:text-style-name="P1" draw:layer="layout" svg:x1="14.97cm" svg:y1="20.558cm" svg:x2="14.97cm" svg:y2="27.797cm">
          <text:p/>
        </draw:line>
        <draw:g>
          <draw:custom-shape draw:style-name="gr8"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9"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10"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11"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12"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13"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line draw:style-name="gr14" draw:text-style-name="P1" draw:layer="layout" svg:x1="12.684cm" svg:y1="6.08cm" svg:x2="17.129cm" svg:y2="6.08cm">
          <text:p/>
        </draw:line>
        <draw:line draw:style-name="gr14" draw:text-style-name="P1" draw:layer="layout" svg:x1="25.384cm" svg:y1="6.08cm" svg:x2="29.829cm" svg:y2="6.08cm">
          <text:p/>
        </draw:line>
        <draw:line draw:style-name="gr14" draw:text-style-name="P1" draw:layer="layout" svg:x1="21.32cm" svg:y1="8.874cm" svg:x2="21.32cm" svg:y2="13.446cm">
          <text:p/>
        </draw:line>
        <draw:g xml:id="id3" draw:id="id3">
          <draw:custom-shape draw:style-name="gr15"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16" draw:text-style-name="P5" draw:layer="layout" svg:width="5.08cm" svg:height="1.27cm" draw:transform="rotate (-1.5707963267949) translate (25.13cm 21.32cm)">
            <text:p text:style-name="P3"><text:span text:style-name="T4">SUB</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18"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line draw:style-name="gr7" draw:text-style-name="P1" draw:layer="layout" svg:x1="15.478cm" svg:y1="20.05cm" svg:x2="39.735cm" svg:y2="20.05cm">
          <text:p/>
        </draw:line>
        <draw:line draw:style-name="gr19" draw:text-style-name="P1" draw:layer="layout" svg:x1="14.97cm" svg:y1="2.143cm" svg:x2="14.97cm" svg:y2="19.542cm">
          <text:p/>
        </draw:line>
        <draw:connector draw:style-name="gr20" draw:text-style-name="P1" draw:layer="layout" draw:line-skew="-3.04cm 0.77cm -2.039cm" svg:x1="37.83cm" svg:y1="6.08cm" svg:x2="4.81cm" svg:y2="6.08cm" draw:start-shape="id1" draw:start-glue-point="1" draw:end-shape="id2" draw:end-glue-point="3" svg:d="m37830 6080h2540v5080h-38100v-5080h2540">
          <text:p/>
        </draw:connector>
        <draw:connector draw:style-name="gr20" draw:text-style-name="P1" draw:layer="layout" draw:line-skew="6.098cm" svg:x1="37.831cm" svg:y1="6.08cm" svg:x2="25.13cm" svg:y2="23.86cm" draw:end-shape="id3" draw:end-glue-point="1" svg:d="m37831 6080h2538v17780h-15239">
          <text:p/>
        </draw:connector>
        <draw:g xml:id="id1" draw:id="id1">
          <draw:custom-shape draw:style-name="gr21"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2"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3"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custom-shape draw:style-name="gr24" draw:text-style-name="P7" draw:layer="layout" svg:width="4.191cm" svg:height="2.54cm" svg:x="35.417cm" svg:y="14.208cm">
          <text:p text:style-name="P1"><text:span text:style-name="T6">single</text:span><text:span text:style-name="T6"><text:line-break/></text:span><text:span text:style-name="T6">ticks</text:span></text:p>
          <draw:enhanced-geometry svg:viewBox="0 0 21600 21600" draw:text-areas="3000 3320 17110 17330" draw:type="cloud-callout" draw:modifiers="21816.4122137405 -19134.82880755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2"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6" draw:id="id6">
          <draw:custom-shape draw:style-name="gr25"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6"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7"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5" draw:id="id5">
          <draw:custom-shape draw:style-name="gr28"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29"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0"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line draw:style-name="gr7" draw:text-style-name="P1" draw:layer="layout" svg:x1="14.97cm" svg:y1="20.558cm" svg:x2="14.97cm" svg:y2="27.797cm">
          <text:p/>
        </draw:line>
        <draw:g>
          <draw:custom-shape draw:style-name="gr31"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32"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3"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34"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35"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36"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Historical</text:span><text:span text:style-name="T1"><text:line-break/></text:span><text:span text:style-name="T1">Simulation</text:span></text:p>
          <draw:enhanced-geometry svg:viewBox="0 0 21600 21600" draw:type="rectangle" draw:enhanced-path="M 0 0 L 21600 0 21600 21600 0 21600 0 0 Z N"/>
        </draw:custom-shape>
        <draw:line draw:style-name="gr14" draw:text-style-name="P1" draw:layer="layout" svg:x1="8.62cm" svg:y1="8.874cm" svg:x2="8.62cm" svg:y2="13.446cm">
          <text:p/>
        </draw:line>
        <draw:line draw:style-name="gr14" draw:text-style-name="P1" draw:layer="layout" svg:x1="12.684cm" svg:y1="6.08cm" svg:x2="17.129cm" svg:y2="6.08cm">
          <text:p/>
        </draw:line>
        <draw:line draw:style-name="gr14" draw:text-style-name="P1" draw:layer="layout" svg:x1="25.384cm" svg:y1="6.08cm" svg:x2="29.829cm" svg:y2="6.08cm">
          <text:p/>
        </draw:line>
        <draw:line draw:style-name="gr14" draw:text-style-name="P1" draw:layer="layout" svg:x1="21.32cm" svg:y1="8.874cm" svg:x2="21.32cm" svg:y2="13.446cm">
          <text:p/>
        </draw:line>
        <draw:custom-shape draw:style-name="gr24" draw:text-style-name="P7" draw:layer="layout" svg:width="5.461cm" svg:height="3.556cm" svg:x="0.492cm" svg:y="25.765cm">
          <text:p text:style-name="P1"><text:span text:style-name="T6">chunks</text:span><text:span text:style-name="T6"><text:line-break/></text:span><text:span text:style-name="T6">of ticks</text:span></text:p>
          <draw:enhanced-geometry svg:viewBox="0 0 21600 21600" draw:text-areas="3000 3320 17110 17330" draw:type="cloud-callout" draw:modifiers="24747.8579274991 -15788.58588698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7" draw:text-style-name="P1" draw:layer="layout" svg:width="1.27cm" svg:height="1.905cm" svg:x="31.988cm" svg:y="7.858cm">
          <text:p/>
          <draw:enhanced-geometry svg:viewBox="0 0 640 861" draw:text-areas="257 295 414 566" draw:type="non-primitive" draw:enhanced-path="M 640 233 L 221 293 506 12 367 0 29 406 431 347 145 645 99 520 0 861 326 765 209 711 640 233 640 233 Z N"/>
        </draw:custom-shape>
        <draw:g>
          <draw:custom-shape draw:style-name="gr38"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39"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40"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41"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2" draw:text-style-name="P1" draw:layer="layout" svg:x1="7.35cm" svg:y1="19.288cm" svg:x2="7.35cm" svg:y2="25.13cm">
            <text:p/>
          </draw:line>
          <draw:line draw:style-name="gr43" draw:text-style-name="P1" draw:layer="layout" svg:x1="17.129cm" svg:y1="25.13cm" svg:x2="7.35cm" svg:y2="25.13cm">
            <text:p/>
          </draw:line>
        </draw:g>
        <draw:g>
          <draw:line draw:style-name="gr44" draw:text-style-name="P1" draw:layer="layout" svg:x1="9.89cm" svg:y1="19.288cm" svg:x2="9.89cm" svg:y2="22.59cm">
            <text:p/>
          </draw:line>
          <draw:line draw:style-name="gr45" draw:text-style-name="P1" draw:layer="layout" svg:x1="17.129cm" svg:y1="22.59cm" svg:x2="9.89cm" svg:y2="22.59cm">
            <text:p/>
          </draw:line>
        </draw:g>
        <draw:line draw:style-name="gr7" draw:text-style-name="P1" draw:layer="layout" svg:x1="15.478cm" svg:y1="20.05cm" svg:x2="39.735cm" svg:y2="20.05cm">
          <text:p/>
        </draw:line>
        <draw:line draw:style-name="gr19" draw:text-style-name="P1" draw:layer="layout" svg:x1="14.97cm" svg:y1="2.143cm" svg:x2="14.97cm" svg:y2="19.542cm">
          <text:p/>
        </draw:line>
        <draw:custom-shape draw:style-name="gr24"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6" draw:text-style-name="P1" draw:layer="layout" draw:line-skew="-2.039cm" svg:x1="4.81cm" svg:y1="16.24cm" svg:x2="4.81cm" svg:y2="6.08cm" draw:start-shape="id4" draw:start-glue-point="3" draw:end-shape="id5" draw:end-glue-point="3" svg:d="m4810 16240h-2540v-10160h2540">
          <text:p/>
        </draw:connector>
        <draw:connector draw:style-name="gr46" draw:text-style-name="P1" draw:layer="layout" draw:line-skew="-2.039cm -0.635cm" svg:x1="4.81cm" svg:y1="16.24cm" svg:x2="34.02cm" svg:y2="8.62cm" draw:start-shape="id4" draw:start-glue-point="3" draw:end-shape="id6" draw:end-glue-point="2" svg:d="m4810 16240h-2540v-5080h31750v-2540">
          <text:p/>
        </draw:connector>
        <draw:g xml:id="id4" draw:id="id4">
          <draw:custom-shape draw:style-name="gr47"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48"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49"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page>
      <draw:page draw:name="page3"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9" draw:id="id9">
          <draw:custom-shape draw:style-name="gr50"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51"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52"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8" draw:id="id8">
          <draw:custom-shape draw:style-name="gr53"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54"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5"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line draw:style-name="gr7" draw:text-style-name="P1" draw:layer="layout" svg:x1="14.97cm" svg:y1="20.558cm" svg:x2="14.97cm" svg:y2="27.797cm">
          <text:p/>
        </draw:line>
        <draw:g>
          <draw:custom-shape draw:style-name="gr56"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57"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8"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59"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60"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61"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Random</text:span><text:span text:style-name="T1"><text:line-break/></text:span><text:span text:style-name="T1">Simulation</text:span></text:p>
          <draw:enhanced-geometry svg:viewBox="0 0 21600 21600" draw:type="rectangle" draw:enhanced-path="M 0 0 L 21600 0 21600 21600 0 21600 0 0 Z N"/>
        </draw:custom-shape>
        <draw:line draw:style-name="gr14" draw:text-style-name="P1" draw:layer="layout" svg:x1="8.62cm" svg:y1="8.874cm" svg:x2="8.62cm" svg:y2="13.446cm">
          <text:p/>
        </draw:line>
        <draw:line draw:style-name="gr14" draw:text-style-name="P1" draw:layer="layout" svg:x1="12.684cm" svg:y1="6.08cm" svg:x2="17.129cm" svg:y2="6.08cm">
          <text:p/>
        </draw:line>
        <draw:line draw:style-name="gr14" draw:text-style-name="P1" draw:layer="layout" svg:x1="25.384cm" svg:y1="6.08cm" svg:x2="29.829cm" svg:y2="6.08cm">
          <text:p/>
        </draw:line>
        <draw:line draw:style-name="gr14" draw:text-style-name="P1" draw:layer="layout" svg:x1="21.32cm" svg:y1="8.874cm" svg:x2="21.32cm" svg:y2="13.446cm">
          <text:p/>
        </draw:line>
        <draw:custom-shape draw:style-name="gr24" draw:text-style-name="P7" draw:layer="layout" svg:width="5.461cm" svg:height="3.556cm" svg:x="0.492cm" svg:y="25.765cm">
          <text:p text:style-name="P1"><text:span text:style-name="T6">tick</text:span><text:span text:style-name="T6"><text:line-break/></text:span><text:span text:style-name="T6">statistics</text:span></text:p>
          <draw:enhanced-geometry svg:viewBox="0 0 21600 21600" draw:text-areas="3000 3320 17110 17330" draw:type="cloud-callout" draw:modifiers="34784.6210179421 -15460.66910317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7" draw:text-style-name="P1" draw:layer="layout" svg:width="1.27cm" svg:height="1.905cm" svg:x="31.988cm" svg:y="7.858cm">
          <text:p/>
          <draw:enhanced-geometry svg:viewBox="0 0 640 861" draw:text-areas="257 295 414 566" draw:type="non-primitive" draw:enhanced-path="M 640 233 L 221 293 506 12 367 0 29 406 431 347 145 645 99 520 0 861 326 765 209 711 640 233 640 233 Z N"/>
        </draw:custom-shape>
        <draw:g>
          <draw:custom-shape draw:style-name="gr62"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63"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64"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65"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4" draw:text-style-name="P1" draw:layer="layout" svg:x1="9.89cm" svg:y1="19.288cm" svg:x2="9.89cm" svg:y2="22.59cm">
            <text:p/>
          </draw:line>
          <draw:line draw:style-name="gr45" draw:text-style-name="P1" draw:layer="layout" svg:x1="17.129cm" svg:y1="22.59cm" svg:x2="9.89cm" svg:y2="22.59cm">
            <text:p/>
          </draw:line>
        </draw:g>
        <draw:line draw:style-name="gr7" draw:text-style-name="P1" draw:layer="layout" svg:x1="15.478cm" svg:y1="20.05cm" svg:x2="39.735cm" svg:y2="20.05cm">
          <text:p/>
        </draw:line>
        <draw:line draw:style-name="gr19" draw:text-style-name="P1" draw:layer="layout" svg:x1="14.97cm" svg:y1="2.143cm" svg:x2="14.97cm" svg:y2="19.542cm">
          <text:p/>
        </draw:line>
        <draw:custom-shape draw:style-name="gr24"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6" draw:text-style-name="P1" draw:layer="layout" draw:line-skew="-2.039cm" svg:x1="4.81cm" svg:y1="16.24cm" svg:x2="4.81cm" svg:y2="6.08cm" draw:start-shape="id7" draw:start-glue-point="3" draw:end-shape="id8" draw:end-glue-point="3" svg:d="m4810 16240h-2540v-10160h2540">
          <text:p/>
        </draw:connector>
        <draw:connector draw:style-name="gr46" draw:text-style-name="P1" draw:layer="layout" draw:line-skew="-2.039cm -0.635cm" svg:x1="4.81cm" svg:y1="16.24cm" svg:x2="34.02cm" svg:y2="8.62cm" draw:start-shape="id7" draw:start-glue-point="3" draw:end-shape="id9" draw:end-glue-point="2" svg:d="m4810 16240h-2540v-5080h31750v-2540">
          <text:p/>
        </draw:connector>
        <draw:g xml:id="id7" draw:id="id7">
          <draw:custom-shape draw:style-name="gr66"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67"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68"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0 564 564 567 567-567-567-564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0T16:39:51</dc:date>
    <meta:editing-duration>PT4H40M53S</meta:editing-duration>
    <meta:editing-cycles>38</meta:editing-cycles>
    <meta:generator>LibreOffice/3.4$Linux LibreOffice_project/340m1$Build-402</meta:generator>
    <meta:document-statistic meta:object-count="157"/>
  </office:meta>
</office:document-meta>
</file>